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6000000F0C148B875.png"/>
  <manifest:file-entry manifest:media-type="image/png" manifest:full-path="Pictures/100000000000044700000242F9EB8C51.png"/>
  <manifest:file-entry manifest:media-type="image/png" manifest:full-path="Pictures/10000201000002C30000027D9A519308.png"/>
  <manifest:file-entry manifest:media-type="image/png" manifest:full-path="Pictures/10000201000001B40000017299B3E854.png"/>
  <manifest:file-entry manifest:media-type="image/png" manifest:full-path="Pictures/1000000000000562000003FAF76074C9.png"/>
  <manifest:file-entry manifest:media-type="image/png" manifest:full-path="Pictures/10000201000004660000032561BB2F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7.841cm" svg:height="14.63cm" svg:x="0.229cm" svg:y="0.331cm">
          <text:p/>
        </draw:rect>
        <draw:frame draw:style-name="gr2" draw:text-style-name="P1" draw:layer="layout" svg:width="21.649cm" svg:height="14.63cm" svg:x="0.229cm" svg:y="0.331cm">
          <draw:image xlink:href="Pictures/1000000000000562000003FAF76074C9.png" xlink:type="simple" xlink:show="embed" xlink:actuate="onLoad">
            <text:p/>
          </draw:image>
        </draw:frame>
        <draw:frame draw:style-name="gr3" draw:text-style-name="P1" draw:layer="layout" svg:width="20.066cm" svg:height="13.123cm" svg:x="8.004cm" svg:y="1.838cm">
          <draw:image xlink:href="Pictures/10000201000004660000032561BB2F03.png" xlink:type="simple" xlink:show="embed" xlink:actuate="onLoad">
            <text:p/>
          </draw:image>
        </draw:frame>
        <draw:frame draw:style-name="gr3" draw:text-style-name="P1" draw:layer="layout" svg:width="9.906cm" svg:height="6.206cm" svg:x="18.047cm" svg:y="8.647cm">
          <draw:image xlink:href="Pictures/10000201000002C30000027D9A519308.png" xlink:type="simple" xlink:show="embed" xlink:actuate="onLoad">
            <text:p/>
          </draw:image>
        </draw:frame>
        <draw:frame draw:style-name="gr3" draw:text-style-name="P1" draw:layer="layout" svg:width="2.867cm" svg:height="2.226cm" svg:x="25.221cm" svg:y="0.331cm">
          <draw:image xlink:href="Pictures/10000201000001B40000017299B3E854.png" xlink:type="simple" xlink:show="embed" xlink:actuate="onLoad">
            <text:p/>
          </draw:image>
        </draw:frame>
        <draw:frame draw:style-name="gr3" draw:text-style-name="P1" draw:layer="layout" svg:width="3.307cm" svg:height="2.341cm" svg:x="21.914cm" svg:y="0.229cm">
          <draw:image xlink:href="Pictures/1000020100000136000000F0C148B87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7.717cm" svg:height="14.63cm" svg:x="1.115cm" svg:y="3.269cm">
          <draw:image xlink:href="Pictures/100000000000044700000242F9EB8C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2.551cm" svg:x="2.376cm" svg:y="5.441cm" presentation:class="outline" presentation:placeholder="true">
        <draw:text-box/>
      </draw:frame>
      <draw:frame presentation:style-name="Mpr1" draw:text-style-name="MP1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6cm" svg:height="1.311cm" svg:x="10.47cm" svg:y="18.31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7cm" svg:height="1.311cm" svg:x="20.864cm" svg:y="18.31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2T00:46:41.71</meta:creation-date>
    <meta:editing-duration>PT16H58M26S</meta:editing-duration>
    <meta:editing-cycles>4</meta:editing-cycles>
    <dc:date>2019-03-22T22:42:46.26</dc:date>
    <meta:generator>OpenOffice/4.1.5$Win32 OpenOffice.org_project/415m1$Build-9789</meta:generator>
    <meta:document-statistic meta:object-count="32"/>
  </office:meta>
</office:document-meta>
</file>